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Menlo2" svg:font-family="Menlo, Monaco, 'Courier New', monospace"/>
    <style:font-face style:name="Menlo1" svg:font-family="Menlo, monospace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Menlo2" fo:font-size="10.1999998092651pt" fo:font-weight="normal" fo:background-color="#1e1e1e"/>
    </style:style>
    <style:style style:name="P2" style:family="paragraph" style:parent-style-name="Standard">
      <style:paragraph-properties style:line-height-at-least="0.54cm"/>
      <style:text-properties fo:color="#d4d4d4" style:font-name="Menlo2" fo:font-size="10.1999998092651pt" fo:font-weight="normal" fo:background-color="#1e1e1e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color="#569c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Meter References:</text:p>
      <text:p text:style-name="Standard"/>
      <text:p text:style-name="Standard">Following sites can be used for testing performance using JMeter:</text:p>
      <text:p text:style-name="Standard"/>
      <text:p text:style-name="Standard">http://webpagetest.org</text:p>
      <text:p text:style-name="P3"/>
      <text:p text:style-name="Standard"/>
      <text:p text:style-name="Standard">For FTP Testing:</text:p>
      <text:p text:style-name="Standard">ftp://ftp.swfwmd.state.fl.us/pub/</text:p>
      <text:p text:style-name="Standard"/>
      <text:p text:style-name="Standard">Username: anonymous</text:p>
      <text:p text:style-name="Standard">Password: You can use any email id for this</text:p>
      <text:p text:style-name="P3"/>
      <text:p text:style-name="Standard"/>
      <text:p text:style-name="Standard">For SOAP and ReST API Testing:</text:p>
      <text:p text:style-name="Standard">https://openweathermap.org/</text:p>
      <text:p text:style-name="Standard"/>
      <text:p text:style-name="Standard">Username: kayartaya</text:p>
      <text:p text:style-name="Standard">Password: Welcome#123</text:p>
      <text:p text:style-name="Standard">API Key: a576ed80b142c9e685b48fc56dcfab8b</text:p>
      <text:p text:style-name="P3"/>
      <text:p text:style-name="Standard"/>
      <text:p text:style-name="Standard">For REST API Testing (Correlation):</text:p>
      <text:p text:style-name="Standard"/>
      <text:p text:style-name="Standard">https://vinbasket.herokuapp.com/login/</text:p>
      <text:p text:style-name="Standard"/>
      <text:p text:style-name="Standard">Method: POST</text:p>
      <text:p text:style-name="Standard">Request body:</text:p>
      <text:p text:style-name="Standard"/>
      <text:p text:style-name="Standard">{</text:p>
      <text:p text:style-name="Standard">“username”: “<text:a xlink:type="simple" xlink:href="mailto:vinod@vinod.co" text:style-name="Internet_20_link" text:visited-style-name="Visited_20_Internet_20_Link">vinod@vinod.co</text:a>”,</text:p>
      <text:p text:style-name="Standard">“password”: “topsecret”</text:p>
      <text:p text:style-name="Standard">}</text:p>
      <text:p text:style-name="P3"/>
      <text:p text:style-name="Standard"/>
      <text:p text:style-name="Standard">To run the jmeter-server, uncomment the following line in jmeter.properties file and change the value to true:</text:p>
      <text:p text:style-name="Standard"/>
      <text:p text:style-name="P1"><text:span text:style-name="T1">server.rmi.ssl.disable</text:span>=true</text:p>
      <text:p text:style-name="Standard"/>
      <text:p text:style-name="Standard">And run the following command from the command prompt ($JMETER_HOME/bin)</text:p>
      <text:p text:style-name="Standard"/>
      <text:p text:style-name="Standard">./jmeter-server -Djava.rmi.server.hostname=localhost </text:p>
      <text:p text:style-name="Standard"/>
      <text:p text:style-name="Standard">OR</text:p>
      <text:p text:style-name="Standard"/>
      <text:p text:style-name="Standard">./jmeter-server -Djava.rmi.server.hostname=127.0.0.1</text:p>
      <text:p text:style-name="Standard"/>
      <text:p text:style-name="Standard">OR</text:p>
      <text:p text:style-name="Standard"/>
      <text:p text:style-name="Standard">./jmeter-server -Djava.rmi.server.hostname=$(hostname) </text:p>
      <text:p text:style-name="Standard"/>
      <text:p text:style-name="Standard"><text:soft-page-break/>To run jmeter-server in different port, use the following command (Linux/MacOS):</text:p>
      <text:p text:style-name="Standard"/>
      <text:p text:style-name="P1"><text:span text:style-name="T1">SERVER_PORT</text:span>=2099 ./jmeter-server -<text:span text:style-name="T1">Djava.rmi.server.hostname</text:span>=$(hostname)</text:p>
      <text:p text:style-name="Standard"/>
      <text:p text:style-name="Standard">(Windows):</text:p>
      <text:p text:style-name="Standard"/>
      <text:p text:style-name="P1">C:\JMETER_HOME\bin&gt; SET <text:span text:style-name="T1">SERVER_PORT</text:span>=1664</text:p>
      <text:p text:style-name="P2">C:\JMETER_HOME\bin&gt; JMETER-SERVER [other options]</text:p>
      <text:p text:style-name="Standard"/>
      <text:p text:style-name="Standard">And finally, before running the test plans (GUI or Non-GUI), update the following property/value in the jmeter.properties file. This is to tell the jmeter test runner (client) to refer to the jmeter-server locations (communicated via RMI protocol).</text:p>
      <text:p text:style-name="Standard"/>
      <text:p text:style-name="P1"><text:span text:style-name="T1">remote_hosts</text:span>=localhost:1099,localhost:1664,localhost:2099</text:p>
      <text:p text:style-name="P3"/>
      <text:p text:style-name="Standard"/>
      <text:p text:style-name="Standard">To execute jmeter in non-gui mode:</text:p>
      <text:p text:style-name="Standard"/>
      <text:p text:style-name="Standard">jmeter -n –t test.jmx -l testresults.jtl</text:p>
      <text:p text:style-name="Standard"/>
      <text:p text:style-name="Standard">-n: It specifies JMeter is to run in non-gui mode</text:p>
      <text:p text:style-name="Standard">-t: Name of JMX file that contains the Test Plan</text:p>
      <text:p text:style-name="Standard">-l: Name of JTL(JMeter text logs) file to log results</text:p>
      <text:p text:style-name="Standard">-j: Name of JMeter run log file</text:p>
      <text:p text:style-name="Standard"/>
      <text:p text:style-name="Standard">Other than these options, JMeter has several other parameters that can be used for running in the non-GUI mode.</text:p>
      <text:p text:style-name="Standard"/>
      <text:p text:style-name="Standard">-R: list of remote servers,</text:p>
      <text:p text:style-name="Standard"/>
      <text:p text:style-name="Standard">-H: proxy server hostname or ip address</text:p>
      <text:p text:style-name="Standard">-P: proxy server port</text:p>
      <text:p text:style-name="Standard"/>
      <text:p text:style-name="Standard">For example (command executed from Desktop, where JMETER home and jmx file exists),</text:p>
      <text:p text:style-name="Standard"/>
      <text:p text:style-name="Standard">./apache-jmeter-5.2.1/bin/jmeter -n -t "IMDB Movie Search From CSV.jmx" -l testresults.jtl</text:p>
      <text:p text:style-name="P3"/>
      <text:p text:style-name="Standard"/>
      <text:p text:style-name="Standard">To run the same JMX test plan in distributed style:</text:p>
      <text:p text:style-name="Standard"/>
      <text:p text:style-name="Standard">On specific servers: </text:p>
      <text:p text:style-name="Standard"/>
      <text:p text:style-name="Standard">./apache-jmeter-5.2.1/bin/jmeter -n -t "IMDB Movie Search From CSV.jmx" -l testresults.jtl -R localhost:2099,localhost:1664</text:p>
      <text:p text:style-name="Standard"/>
      <text:p text:style-name="Standard">On all servers:</text:p>
      <text:p text:style-name="Standard"/>
      <text:p text:style-name="Standard">./apache-jmeter-5.2.1/bin/jmeter -n -t "IMDB Movie Search From CSV.jmx" -l testresults.jtl -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Menlo2" svg:font-family="Menlo, Monaco, 'Courier New', monospace"/>
    <style:font-face style:name="Menlo1" svg:font-family="Menlo, monospace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nod Kumar</meta:initial-creator>
    <meta:creation-date>2020-05-17T19:02:08</meta:creation-date>
    <dc:date>2020-05-19T08:13:52</dc:date>
    <dc:creator>Vinod Kumar</dc:creator>
    <meta:editing-duration>P1DT13H11M45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2" meta:paragraph-count="52" meta:word-count="302" meta:character-count="2363"/>
  </office:meta>
</office:document-meta>
</file>